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Roman No9 L" fo:font-size="14pt" fo:font-weight="bold" officeooo:rsid="0014d5a2" officeooo:paragraph-rsid="0014d5a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Nimbus Roman No9 L" officeooo:rsid="0014d5a2" officeooo:paragraph-rsid="0014d5a2"/>
    </style:style>
    <style:style style:name="P3" style:family="paragraph" style:parent-style-name="Standard">
      <style:text-properties style:font-name="Nimbus Roman No9 L" officeooo:rsid="001667e5" officeooo:paragraph-rsid="001667e5"/>
    </style:style>
    <style:style style:name="P4" style:family="paragraph" style:parent-style-name="Standard">
      <style:text-properties style:font-name="Nimbus Roman No9 L" officeooo:rsid="0014d5a2" officeooo:paragraph-rsid="0014d5a2"/>
    </style:style>
    <style:style style:name="T1" style:family="text">
      <style:text-properties officeooo:rsid="001667e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9782e" style:font-style-asian="italic" style:font-style-complex="italic"/>
    </style:style>
    <style:style style:name="T4" style:family="text">
      <style:text-properties officeooo:rsid="001978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ochos function</text:p>
      <text:p text:style-name="P2"/>
      <text:p text:style-name="P2"><text:span text:style-name="T2">Range distribution</text:span> uses three envelopes to define a dynamic range of possible values. <text:s/>The first envelope describes how the min. value of the range changes in time; the second envelope describes how the MAX. value changes in time; the third value defines the probability of <text:span text:style-name="T4">occurrence</text:span> within the range. <text:s/>It is strongly recommended that a simple envelope with x=0, y=0 and x=1, y=1 (flat distribution) be used for the third envelope. <text:s/><text:span text:style-name="T1">For a</text:span> range <text:span text:style-name="T1">that does not</text:span> change in time, <text:span text:style-name="T1">use an envelope x=0, y=1 and x=1, y=1 and scale it accordingly for the min. and MAX. of the range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2">Functions</text:span> <text:span text:style-name="T4">uses a stack of envelopes whose sum of y values at any x point is 1. Could be used to control densities of different simultaneous objects. <text:s/>When only one envelope is defined, it can control the scaling of another envelope. <text:s/>For example, if an increase of loudness over the duration of a child object is desired a straight line envelope (flat distribution) will be assigned to individual sounds (loudness does not change during the duration of an individual sound). <text:s/>This will be scaled using </text:span><text:span text:style-name="T3">Stochos/Functions</text:span><text:span text:style-name="T4"> to another envelope that describes the change over the entire group of sound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1:36:11.333974020</meta:creation-date>
    <dc:date>2017-10-31T11:51:58.387994986</dc:date>
    <meta:editing-duration>PT1H46M1S</meta:editing-duration>
    <meta:editing-cycles>2</meta:editing-cycles>
    <meta:generator>LibreOffice/5.1.6.2$Linux_X86_64 LibreOffice_project/10m0$Build-2</meta:generator>
    <meta:print-date>2017-10-31T11:49:18.130326494</meta:print-date>
    <meta:document-statistic meta:table-count="0" meta:image-count="0" meta:object-count="0" meta:page-count="1" meta:paragraph-count="3" meta:word-count="201" meta:character-count="1188" meta:non-whitespace-character-count="984"/>
  </office:meta>
</office:document-meta>
</file>